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6.2865cm"/>
    </style:style>
    <style:style style:name="co2" style:family="table-column">
      <style:table-column-properties fo:break-before="auto" style:column-width="7.21783333333333cm"/>
    </style:style>
    <style:style style:name="co3" style:family="table-column">
      <style:table-column-properties fo:break-before="auto" style:column-width="4.4238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ro4" style:family="table-row">
      <style:table-row-properties style:row-height="6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6380" table:default-cell-style-name="ce1"/>
        <table:table-row table:style-name="ro1">
          <table:table-cell office:value-type="string" table:style-name="ce2">
            <text:p>Field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Format</text:p>
          </table:table-cell>
          <table:table-cell office:value-type="string" table:style-name="ce3">
            <text:p>Is the field mandatory?<text:s/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rst name</text:p>
          </table:table-cell>
          <table:table-cell office:value-type="string" table:style-name="ce4">
            <text:p>The member's first name</text:p>
          </table:table-cell>
          <table:table-cell office:value-type="string" table:style-name="ce4">
            <text:p>The member’s first name must be 35 characters or fewer. The member’s first name must only include letters, spaces, or the symbols &amp; -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st name</text:p>
          </table:table-cell>
          <table:table-cell office:value-type="string" table:style-name="ce4">
            <text:p>The member's last name</text:p>
          </table:table-cell>
          <table:table-cell office:value-type="string" table:style-name="ce4">
            <text:p>The member’s last name must be 35 characters or fewer. The member’s first name must only include letters, spaces or the symbols &amp; -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National Insurance number</text:p>
          </table:table-cell>
          <table:table-cell office:value-type="string" table:style-name="ce4">
            <text:p>The member's National Insurance number</text:p>
          </table:table-cell>
          <table:table-cell office:value-type="string" table:style-name="ce4">
            <text:p>The National Insurance number must be 2 letters, 6 numbers, then A, B, C or D. For example, QQ123456C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Date of birth</text:p>
          </table:table-cell>
          <table:table-cell office:value-type="string" table:style-name="ce4">
            <text:p>The member's date of birth</text:p>
          </table:table-cell>
          <table:table-cell office:value-type="string" table:style-name="ce4">
            <text:p>The member's date of birth must include a day, month and year, in the format DD/MM/YYYY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Reference number</text:p>
          </table:table-cell>
          <table:table-cell office:value-type="string" table:style-name="ce4">
            <text:p>The reference number given by HMRC to the QROPS to which each transfer is made</text:p>
          </table:table-cell>
          <table:table-cell office:value-type="string" table:style-name="ce4">
            <text:p>This is 6 numbers, for example 123456. If <text:s/>your reference number starts with a Q, do not enter it.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Transfer date</text:p>
          </table:table-cell>
          <table:table-cell office:value-type="string" table:style-name="ce4">
            <text:p>The date of the transfer into the QROPS</text:p>
          </table:table-cell>
          <table:table-cell office:value-type="string" table:style-name="ce4">
            <text:p>The date of the transfer into the QROPS must include a day, month and year, in the format DD/MM/YYYY. The date should be in the quarter you are uploading the charge for.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Amount</text:p>
          </table:table-cell>
          <table:table-cell office:value-type="string" table:style-name="ce4">
            <text:p>The amount transferred into the QROPS (£)</text:p>
          </table:table-cell>
          <table:table-cell office:value-type="string" table:style-name="ce6">
            <text:p>The amount transferred must be an amount of money including pence. For example, 123.45 or 156.00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Tax due</text:p>
          </table:table-cell>
          <table:table-cell office:value-type="string" table:style-name="ce4">
            <text:p>The amount of tax due in respect of the transfer (£)</text:p>
          </table:table-cell>
          <table:table-cell office:value-type="string" table:style-name="ce6">
            <text:p>The amount of tax due must be an amount of money including pence. For example, 123.45 or 156.00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1">
          <table:table-cell table:number-columns-repeated="3" table:style-name="ce7"/>
          <table:table-cell table:style-name="ce8"/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title/>
    <dc:description/>
    <dc:subject/>
    <meta:initial-creator/>
    <dc:creator>Perry, Jack</dc:creator>
    <meta:creation-date>2021-09-14T09:26:04Z</meta:creation-date>
    <dc:date>2022-02-11T09:29:32Z</dc:date>
    <meta:template xlink:href="" xlink:type="simple"/>
    <meta:editing-cycles>5</meta:editing-cycles>
    <meta:editing-duration>PT4080S</meta:editing-duration>
  </office:meta>
</office:document-meta>
</file>